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1535" officeooo:paragraph-rsid="00041535"/>
    </style:style>
    <style:style style:name="P2" style:family="paragraph" style:parent-style-name="Standard">
      <loext:graphic-properties draw:fill="solid" draw:fill-color="#1e1f22"/>
      <style:paragraph-properties fo:background-color="#1e1f22" fo:padding="0in" fo:border="none" style:shadow="none"/>
    </style:style>
    <style:style style:name="T1" style:family="text">
      <style:text-properties fo:color="#c77dbb" loext:opacity="100%" style:font-name="JetBrains Mono" fo:font-size="10pt" fo:font-style="normal" fo:font-weight="normal" style:font-size-asian="10pt" style:font-style-asian="normal" style:font-weight-asian="normal"/>
    </style:style>
    <style:style style:name="T2" style:family="text">
      <style:text-properties fo:color="#cf8e6d" loext:opacity="100%" style:font-name="JetBrains Mono" fo:font-size="10pt" fo:font-style="normal" fo:font-weight="normal" style:font-size-asian="10pt" style:font-style-asian="normal" style:font-weight-asian="normal"/>
    </style:style>
    <style:style style:name="T3" style:family="text">
      <style:text-properties fo:color="#bcbec4" loext:opacity="100%" style:font-name="JetBrains Mono" fo:font-size="10pt" fo:font-style="normal" fo:font-weight="normal" style:font-size-asian="10pt" style:font-style-asian="normal" style:font-weight-asian="normal"/>
    </style:style>
    <style:style style:name="T4" style:family="text">
      <style:text-properties fo:color="#bcbec4" loext:opacity="100%" style:font-name="JetBrains Mono" fo:font-size="10pt" fo:font-style="normal" fo:font-weight="normal" fo:background-color="#293c40" loext:char-shading-value="0" style:font-size-asian="10pt" style:font-style-asian="normal" style:font-weight-asian="normal"/>
    </style:style>
    <style:style style:name="T5" style:family="text">
      <style:text-properties fo:color="#2aacb8" loext:opacity="100%" style:font-name="JetBrains Mono" fo:font-size="10pt" fo:font-style="normal" fo:font-weight="normal" style:font-size-asian="10pt" style:font-style-asian="normal" style:font-weight-asian="normal"/>
    </style:style>
    <style:style style:name="T6" style:family="text">
      <style:text-properties fo:font-weight="bold" style:font-weight-asian="bold" style:font-weight-complex="bold"/>
    </style:style>
    <style:style style:name="T7" style:family="text">
      <style:text-properties fo:color="#d5b778" loext:opacity="100%" style:font-name="JetBrains Mono" fo:font-size="10pt" fo:font-style="normal" fo:font-weight="normal" style:font-size-asian="10pt" style:font-style-asian="normal" style:font-weight-asian="normal"/>
    </style:style>
    <style:style style:name="T8" style:family="text">
      <style:text-properties fo:color="#d5b778" loext:opacity="100%" style:font-name="JetBrains Mono" fo:font-size="10pt" fo:font-style="normal" fo:font-weight="normal" fo:background-color="#293c40" loext:char-shading-value="0" style:font-size-asian="10pt" style:font-style-asian="normal" style:font-weight-asian="normal"/>
    </style:style>
    <style:style style:name="T9" style:family="text">
      <style:text-properties fo:color="#6aab73" loext:opacity="100%" style:font-name="JetBrains Mono" fo:font-size="10pt" fo:font-style="normal" fo:font-weight="normal" style:font-size-asian="10pt" style:font-style-asian="normal" style:font-weight-asian="normal"/>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officeooo:rsid="0005bd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6"><text:tab/><text:tab/><text:tab/><text:tab/><text:tab/></text:span><text:span text:style-name="T10">CB bank CronJob</text:span><text:line-break/><text:line-break/>#Change <text:span text:style-name="T11">in</text:span> the previously flow <text:line-break/><text:line-break/>#ADVICE and AUTHORIZE flow are kept same, but while authorize it will store the cb bank transactions in SUCCESS status, not PAID <text:span text:style-name="T11">in mynmmar system and send SUCCESS status to sender mto.</text:span></text:p>
      <text:p text:style-name="P1"/>
      <text:p text:style-name="P1"># Transactions will store in Mynmmar System as SUCCESS, </text:p>
      <text:p text:style-name="P1"/>
      <text:p text:style-name="P1">#Database table remmittance_send.remittance_transactions has been added with two more column <text:line-break/>job_remark and is_job_processed</text:p>
      <text:p text:style-name="P1"/>
      <text:p text:style-name="P1"/>
      <text:p text:style-name="P2" loext:marker-style-name="T3"><text:span text:style-name="T2">ALTER TABLE </text:span><text:span text:style-name="T3">remittance_send.remittance_transactions<text:line-break/> <text:s text:c="3"/></text:span><text:span text:style-name="T2">ADD COLUMN </text:span><text:span text:style-name="T1">is_job_processed </text:span><text:span text:style-name="T2">BOOLEAN DEFAULT false</text:span><text:span text:style-name="T3">,<text:line-break/> <text:s text:c="3"/></text:span><text:span text:style-name="T2">ADD COLUMN </text:span><text:span text:style-name="T1">job_remark </text:span><text:span text:style-name="T2">VARCHAR</text:span><text:span text:style-name="T3">(</text:span><text:span text:style-name="T5">255</text:span><text:span text:style-name="T3">);</text:span></text:p>
      <text:p text:style-name="P1"/>
      <text:p text:style-name="P1"/>
      <text:p text:style-name="P1">Cb Cron Job will get the <text:s/>Cb bank transactions whose remit status are SUCCESS <text:s/>and is_job_processed is ‘false’ and other static conditions </text:p>
      <text:p text:style-name="P1"/>
      <text:p text:style-name="P1">```</text:p>
      <text:p text:style-name="P2" loext:marker-style-name="T7"><text:span text:style-name="T7">&lt;select </text:span><text:span text:style-name="T3">id</text:span><text:span text:style-name="T9">="cbBankRemitOnSuccess" </text:span><text:span text:style-name="T3">resultMap</text:span><text:span text:style-name="T9">="reportDetail"</text:span><text:span text:style-name="T7">&gt;</text:span><text:span text:style-name="T8"><text:line-break/> <text:s text:c="3"/></text:span><text:span text:style-name="T4">select<text:line-break/> <text:s text:c="7"/>tran.id as id,<text:line-break/> <text:s text:c="7"/>tran.sending_mto as sendingMto,<text:line-break/> <text:s text:c="7"/>tran.destination_mto as destinationMto,<text:line-break/> <text:s text:c="7"/>tran.remitter_id as remitterId,<text:line-break/> <text:s text:c="7"/>tran.beneficiary_id as beneficiaryId,<text:line-break/> <text:s text:c="7"/>tran.remit_status as remitStatus,<text:line-break/> <text:s text:c="7"/>tran.advice_id as adviceId,<text:line-break/> <text:s text:c="7"/>tran.originator_request_number as originatorRequestNumber,<text:line-break/> <text:s text:c="7"/>tran.pins as pins,<text:line-break/> <text:s text:c="7"/>tran.advice_on as adviceOn,<text:line-break/> <text:s text:c="7"/>tran.authorize_on as authorizeOn,<text:line-break/> <text:s text:c="7"/>tran.paid_on as paidOn,<text:line-break/> <text:s text:c="7"/>tran.paid_by as paidBy,<text:line-break/> <text:s text:c="7"/>tran.service_charge as serviceCharge,<text:line-break/> <text:s text:c="7"/>tran.forex as forex,<text:line-break/> <text:s text:c="7"/>tran.send_amount as sendAmount,<text:line-break/> <text:s text:c="7"/>tran.transfer_amount as transferAmount,<text:line-break/> <text:s text:c="7"/>tran.payout_amount as payoutAmount,<text:line-break/> <text:s text:c="7"/>tran.purpose_of_remittance as purposeOfRemittance,<text:line-break/> <text:s text:c="7"/>tran.relation_to_beneficiary as relationshipToBeneficiary,<text:line-break/> <text:s text:c="7"/>tran.is_sanction_hold as sanctionHold,<text:line-break/> <text:s text:c="7"/>tran.is_aml_hold as amlHold,<text:line-break/> <text:s text:c="7"/>tran.payout_currency as payoutCurrency,<text:line-break/> <text:s text:c="7"/>tran.send_currency as sendCurrency,<text:line-break/> <text:s text:c="7"/>tran.source_of_fund as sourceOfFund,<text:line-break/> <text:s text:c="7"/>tran.sending_country as sendingCountry,<text:line-break/> <text:s text:c="7"/>tran.destination_country as destinationCountry,<text:line-break/> <text:s text:c="7"/>tran.remitter_aml as remitterAml,<text:line-break/></text:span><text:soft-page-break/><text:span text:style-name="T4"> <text:s text:c="7"/>tran.beneficiary_aml as beneficiaryAml,<text:line-break/> <text:s text:c="7"/>tran.is_locked as isLocked,<text:line-break/> <text:s text:c="7"/>tran.locked_on as lockedOn,<text:line-break/> <text:s text:c="7"/>tran.locked_by as lockedBy,<text:line-break/> <text:s text:c="7"/>tran.receiving_channel as receivingChannel,<text:line-break/> <text:s text:c="7"/>tran.job_remark as jobRemark,<text:line-break/> <text:s text:c="7"/>tran.is_job_processed as isJobProcessed,<text:line-break/> <text:s text:c="7"/>tran.receiving_channel_code as receivingChannelCode,<text:line-break/><text:line-break/> <text:s text:c="7"/>r.first_name as remitterFirstName,<text:line-break/> <text:s text:c="7"/>r.middle_name as remitterMiddleName,<text:line-break/> <text:s text:c="7"/>r.last_name as remitterLastName,<text:line-break/> <text:s text:c="7"/>r.customer_id as remitterCustomerId,<text:line-break/><text:line-break/><text:line-break/> <text:s text:c="7"/>b.first_name as beneficiaryFirstName,<text:line-break/> <text:s text:c="7"/>b.middle_name as beneficiaryMiddleName,<text:line-break/> <text:s text:c="7"/>b.last_name as beneficiaryLastName,<text:line-break/> <text:s text:c="7"/>b.customer_id as beneficiaryCustomerId<text:line-break/><text:line-break/><text:line-break/> <text:s text:c="3"/>from remittance_send.remittance_transactions tran<text:line-break/><text:line-break/> <text:s text:c="12"/>LEFT JOIN remittance_send.beneficiaries b on b.id=tran.beneficiary_id<text:line-break/> <text:s text:c="12"/>LEFT JOIN remittance_send.remitters r on r.id= tran.remitter_id<text:line-break/> <text:s text:c="3"/>where<text:line-break/> <text:s text:c="7"/>(destination_mto in ('CBBNK', 'CBBNK01') or<text:line-break/> <text:s text:c="8"/>(destination_mto = 'CTXMMR01' and<text:line-break/> <text:s text:c="9"/>receiving_channel -&gt;'detail'-&gt;&gt;'bin' = 'CBBNK'<text:line-break/> <text:s text:c="12"/>AND receiving_channel -&gt; 'detail'-&gt;&gt;'name' = 'CB Bank'<text:line-break/> <text:s text:c="12"/>))<text:line-break/> <text:s text:c="5"/>and remit_status = 'SUCCESS'<text:line-break/> <text:s text:c="5"/>and is_job_processed = 'false'<text:line-break/></text:span><text:span text:style-name="T7">&lt;/select&gt;</text:span></text:p>
      <text:p text:style-name="P1"/>
      <text:p text:style-name="P1">``` </text:p>
      <text:p text:style-name="P1"/>
      <text:p text:style-name="P1"/>
      <text:p text:style-name="P1">once the transaction are fetched by the jobs, it will call the cb bank api for the advice process and later in success from cb bank will update the remit status as PAID</text:p>
      <text:p text:style-name="P1"><text:line-break/>Since, account balance deduction is done already in AUTHORIZE part we don not need to deduct account balance any more,</text:p>
      <text:p text:style-name="P1"/>
      <text:p text:style-name="P1">But, incase of Exception or transaction failed, we have to amend the transaction manually in mynmmar system and change the remit transaction status to success and is_job_processed to false and let the cron job readvi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2T10:38:24.123872673</meta:creation-date>
    <meta:print-date>2024-07-02T10:53:21.637818373</meta:print-date>
    <meta:printed-by>PDF files</meta:printed-by>
    <dc:date>2024-07-02T10:53:49.913651413</dc:date>
    <meta:editing-duration>PT28S</meta:editing-duration>
    <meta:editing-cycles>1</meta:editing-cycles>
    <meta:document-statistic meta:table-count="0" meta:image-count="0" meta:object-count="0" meta:page-count="2" meta:paragraph-count="11" meta:word-count="370" meta:character-count="3762" meta:non-whitespace-character-count="2919"/>
    <meta:generator>LibreOffice/24.2.4.2$Linux_X86_64 LibreOffice_project/d29029bfb700ea4a272da1366c5f5e7c14e351b5</meta:generator>
  </office:meta>
</office:document-meta>
</file>